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a5f" officeooo:paragraph-rsid="00152a5f"/>
    </style:style>
    <style:style style:name="P2" style:family="paragraph" style:parent-style-name="Standard">
      <style:text-properties officeooo:rsid="00156c29" officeooo:paragraph-rsid="00156c29"/>
    </style:style>
    <style:style style:name="P3" style:family="paragraph" style:parent-style-name="Standard">
      <style:text-properties officeooo:rsid="00156c29" officeooo:paragraph-rsid="00158140"/>
    </style:style>
    <style:style style:name="P4" style:family="paragraph" style:parent-style-name="Standard">
      <style:text-properties officeooo:rsid="00158140" officeooo:paragraph-rsid="00158140"/>
    </style:style>
    <style:style style:name="P5" style:family="paragraph" style:parent-style-name="Standard">
      <style:text-properties officeooo:rsid="00158140" officeooo:paragraph-rsid="0016e323"/>
    </style:style>
    <style:style style:name="P6" style:family="paragraph" style:parent-style-name="Standard">
      <style:text-properties officeooo:rsid="0016e323" officeooo:paragraph-rsid="0016e323"/>
    </style:style>
    <style:style style:name="P7" style:family="paragraph" style:parent-style-name="Standard">
      <style:text-properties fo:font-weight="bold" officeooo:rsid="00156c29" officeooo:paragraph-rsid="00156c29" style:font-weight-asian="bold" style:font-weight-complex="bold"/>
    </style:style>
    <style:style style:name="T1" style:family="text">
      <style:text-properties officeooo:rsid="001581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Función para encontrar el elemento mínimo de un vector: </text:p>
      <text:p text:style-name="P1"/>
      <text:p text:style-name="P1"/>
      <text:p text:style-name="Standard">int valorMinimo;</text:p>
      <text:p text:style-name="Standard">int []vectorNumeros;</text:p>
      <text:p text:style-name="Standard">int encontrado [i];</text:p>
      <text:p text:style-name="Standard"/>
      <text:p text:style-name="Standard"><text:s text:c="4"/></text:p>
      <text:p text:style-name="Standard"><text:tab/>for(int i=0; i&lt;=vectorNumeros.legth; i--){</text:p>
      <text:p text:style-name="Standard"><text:tab/><text:tab/>if (vectorNumero[i]!= null){<text:tab/></text:p>
      <text:p text:style-name="Standard"><text:tab/><text:tab/> <text:s text:c="3"/>encontrado [i]= vectorNumero[i] &lt; vectorNumero[i-1];</text:p>
      <text:p text:style-name="Standard"><text:tab/><text:tab/>}</text:p>
      <text:p text:style-name="Standard"><text:tab/>}</text:p>
      <text:p text:style-name="Standard"/>
      <text:p text:style-name="Standard"/>
      <text:p text:style-name="P2"/>
      <text:p text:style-name="P7">Conjunto de cinco instrucciones:</text:p>
      <text:p text:style-name="P4"/>
      <text:p text:style-name="P2">ADD r2, r6, r0</text:p>
      <text:p text:style-name="P2">000000 <text:span text:style-name="T1">01000</text:span> <text:span text:style-name="T1">00000</text:span> <text:span text:style-name="T1">00010</text:span> 00000 100000</text:p>
      <text:p text:style-name="P3">0000 00<text:span text:style-name="T1">01 0000 0000</text:span> <text:span text:style-name="T1">0001 0</text:span>000 0010 0000</text:p>
      <text:p text:style-name="P6">010001020</text:p>
      <text:p text:style-name="P2"/>
      <text:p text:style-name="P2">SW r15, 2(5)</text:p>
      <text:p text:style-name="P2">101011 <text:span text:style-name="T1">00101</text:span> <text:span text:style-name="T1">10010</text:span> <text:span text:style-name="T1">0000000000000010</text:span></text:p>
      <text:p text:style-name="P3">1010 11<text:span text:style-name="T1">00 1011 0010</text:span> <text:span text:style-name="T1">0000 0000 0000 0010</text:span></text:p>
      <text:p text:style-name="P4">8ac20002</text:p>
      <text:p text:style-name="P2"/>
      <text:p text:style-name="P2"/>
      <text:p text:style-name="P2">BEQ r3, r0, 0</text:p>
      <text:p text:style-name="P2">000100 <text:span text:style-name="T1">00011</text:span> <text:span text:style-name="T1">00000 0000000000000000</text:span></text:p>
      <text:p text:style-name="P3">0001 00<text:span text:style-name="T1">00 0110 0000 0000 0000 0000 0000</text:span></text:p>
      <text:p text:style-name="P4">10600000</text:p>
      <text:p text:style-name="P2"/>
      <text:p text:style-name="P2"/>
      <text:p text:style-name="P2">J r0</text:p>
      <text:p text:style-name="P2">000010 <text:span text:style-name="T1">00000000000000000000000000</text:span></text:p>
      <text:p text:style-name="P3">0000 10<text:span text:style-name="T1">00 0000 0000 0000 0000 0000 0000</text:span></text:p>
      <text:p text:style-name="P4">08000000</text:p>
      <text:p text:style-name="P2"/>
      <text:p text:style-name="P2">LW r5, r8(r2)</text:p>
      <text:p text:style-name="P2">100011 00010 <text:span text:style-name="T1">00101</text:span> <text:span text:style-name="T1">0000000000010000</text:span></text:p>
      <text:p text:style-name="P3">1000 1100 010<text:span text:style-name="T1">0 0101</text:span> <text:span text:style-name="T1">0000 0000 0001 0000</text:span></text:p>
      <text:p text:style-name="P4">8a450010</text:p>
      <text:p text:style-name="P4"/>
      <text:p text:style-name="P4"/>
      <text:p text:style-name="P4"/>
      <text:p text:style-name="P6"><text:soft-page-break/>010001020</text:p>
      <text:p text:style-name="P5">8ac20002</text:p>
      <text:p text:style-name="P5">10600000</text:p>
      <text:p text:style-name="P5">08000000</text:p>
      <text:p text:style-name="P5">8a4500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15:30:42.356000000</meta:creation-date>
    <dc:date>2022-06-03T16:11:15.089000000</dc:date>
    <meta:editing-duration>PT10M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36" meta:word-count="121" meta:character-count="792" meta:non-whitespace-character-count="689"/>
  </office:meta>
</office:document-meta>
</file>